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000000258B18E3DDC5027920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Viking" svg:font-family="Vikin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 table:border-model="separating"/>
    </style:style>
    <style:style style:name="Tabela1.A" style:family="table-column">
      <style:table-column-properties style:column-width="8.5cm" style:rel-column-width="4819*"/>
    </style:style>
    <style:style style:name="Tabela1.A1" style:family="table-cell">
      <style:table-cell-properties fo:padding="0.097cm" fo:border="none"/>
    </style:style>
    <style:style style:name="Tabela1.B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margin-top="0.3cm" fo:margin-bottom="0cm" loext:contextual-spacing="false" fo:line-height="150%"/>
      <style:text-properties fo:font-size="14pt" style:font-size-asian="14pt" style:font-size-complex="14pt"/>
    </style:style>
    <style:style style:name="P2" style:family="paragraph" style:parent-style-name="Standard">
      <style:paragraph-properties fo:margin-top="0.3cm" fo:margin-bottom="0cm" loext:contextual-spacing="false" fo:text-align="end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margin-top="0.499cm" fo:margin-bottom="0cm" loext:contextual-spacing="false"/>
      <style:text-properties fo:font-size="14pt" style:font-size-asian="14pt" style:font-size-complex="14pt"/>
    </style:style>
    <style:style style:name="P4" style:family="paragraph" style:parent-style-name="Frame_20_contents">
      <style:paragraph-properties fo:line-height="150%" fo:text-align="center" style:justify-single-word="false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loext:graphic-properties draw:fill="gradient" draw:fill-color="#000000" draw:fill-gradient-name="Gradient_20_64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cb98e"/>
    </style:style>
    <style:style style:name="T2" style:family="text">
      <style:text-properties officeooo:rsid="001e99f4"/>
    </style:style>
    <style:style style:name="T3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000000" draw:fill-gradient-name="Gradient_20_64" draw:textarea-horizontal-align="center" draw:textarea-vertical-align="middle" draw:auto-grow-height="false" draw:fit-to-size="false" fo:min-height="2.328cm" fo:min-width="9.169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vertical-pos="from-top" style:vertical-rel="page" style:horizontal-pos="center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0.927cm" svg:y="4.722cm" svg:width="7.488cm" draw:z-index="2">
        <draw:text-box fo:min-height="3.494cm">
          <text:p text:style-name="P4"><text:database-display text:table-name="lista_adresy_kl1ag1" text:table-type="table" text:column-name="Tytuł" text:database-name="lista_adresy_kl1ag1">Pan</text:database-display><text:hidden-paragraph text:condition="ooow:![lista_adresy_kl1ag1.lista_adresy_kl1ag1.Tytuł]"/></text:p>
          <text:p text:style-name="P4"><text:database-display text:table-name="lista_adresy_kl1ag1" text:table-type="table" text:column-name="Imię" text:database-name="lista_adresy_kl1ag1">Janusz</text:database-display><text:span text:style-name="T2"><text:s/></text:span><text:span text:style-name="T2"><text:database-display text:table-name="lista_adresy_kl1ag1" text:table-type="table" text:column-name="Nazwisko" text:database-name="lista_adresy_kl1ag1">Tracz</text:database-display></text:span><text:span text:style-name="T2"><text:hidden-paragraph text:condition="ooow:![lista_adresy_kl1ag1.lista_adresy_kl1ag1.Imię] AND ![lista_adresy_kl1ag1.lista_adresy_kl1ag1.Nazwisko]"/></text:span></text:p>
          <text:p text:style-name="P4"><text:database-display text:table-name="lista_adresy_kl1ag1" text:table-type="table" text:column-name="Linia adresu 1" text:database-name="lista_adresy_kl1ag1">ul. Powstańców 5</text:database-display><text:hidden-paragraph text:condition="ooow:![lista_adresy_kl1ag1.lista_adresy_kl1ag1.Linia adresu 1]"/></text:p>
          <text:p text:style-name="P4"><text:database-display text:table-name="lista_adresy_kl1ag1" text:table-type="table" text:column-name="Kod pocztowy" text:database-name="lista_adresy_kl1ag1">27-600</text:database-display><text:span text:style-name="T2"><text:s/></text:span><text:span text:style-name="T2"><text:database-display text:table-name="lista_adresy_kl1ag1" text:table-type="table" text:column-name="Miejscowość" text:database-name="lista_adresy_kl1ag1">Sandomierz</text:database-display></text:span><text:span text:style-name="T2"><text:hidden-paragraph text:condition="ooow:![lista_adresy_kl1ag1.lista_adresy_kl1ag1.Kod pocztowy] AND ![lista_adresy_kl1ag1.lista_adresy_kl1ag1.Miejscowość]"/></text:span></text:p>
        </draw:text-box>
      </draw:frame>
      <draw:custom-shape text:anchor-type="page" text:anchor-page-number="1" draw:z-index="0" draw:style-name="gr1" draw:text-style-name="P6" svg:width="9.669cm" svg:height="2.588cm" svg:x="5.666cm" svg:y="2.2cm">
        <text:p text:style-name="P5"><text:span text:style-name="T3">Zaproszenie</text:span></text:p>
        <text:p text:style-name="P5"><text:span text:style-name="T3"/></text:p>
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text:p text:style-name="Standard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<draw:frame draw:style-name="fr2" draw:name="Obraz1" text:anchor-type="paragraph" svg:width="8.306cm" svg:height="6.228cm" draw:z-index="1"><draw:image xlink:href="Pictures/100000000000032000000258B18E3DDC50279201.jpg" xlink:type="simple" xlink:show="embed" xlink:actuate="onLoad" loext:mime-type="image/jpeg"/></draw:frame></text:p>
          </table:table-cell>
          <table:table-cell table:style-name="Tabela1.B1" office:value-type="string">
            <text:p text:style-name="Table_20_Contents"/>
          </table:table-cell>
        </table:table-row>
      </table:table>
      <text:p text:style-name="Standard"/>
      <text:p text:style-name="P1">Niniejszym mamy przyjemność zaprosić <text:database-display text:table-name="lista_adresy_kl1ag1" text:table-type="table" text:column-name="Płeć" text:database-name="lista_adresy_kl1ag1">Pana</text:database-display><text:s/>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3">Prosimy o potwierdzenie przybycia.</text:p>
      <text:p text:style-name="P2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Viking" svg:font-family="Vikin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3" draw:display-name="Gradient 23" draw:style="linear" draw:start-color="#ffffff" draw:end-color="#000000" draw:start-intensity="100%" draw:end-intensity="100%" draw:angle="480" draw:border="0%"/>
    <draw:gradient draw:name="Gradient_20_24" draw:display-name="Gradient 24" draw:style="linear" draw:start-color="#ffffff" draw:end-color="#000000" draw:start-intensity="100%" draw:end-intensity="100%" draw:angle="490" draw:border="0%"/>
    <draw:gradient draw:name="Gradient_20_25" draw:display-name="Gradient 25" draw:style="linear" draw:start-color="#ffffff" draw:end-color="#000000" draw:start-intensity="100%" draw:end-intensity="100%" draw:angle="500" draw:border="0%"/>
    <draw:gradient draw:name="Gradient_20_26" draw:display-name="Gradient 26" draw:style="linear" draw:start-color="#ffffff" draw:end-color="#000000" draw:start-intensity="100%" draw:end-intensity="100%" draw:angle="510" draw:border="0%"/>
    <draw:gradient draw:name="Gradient_20_27" draw:display-name="Gradient 27" draw:style="linear" draw:start-color="#ffffff" draw:end-color="#000000" draw:start-intensity="100%" draw:end-intensity="100%" draw:angle="520" draw:border="0%"/>
    <draw:gradient draw:name="Gradient_20_28" draw:display-name="Gradient 28" draw:style="linear" draw:start-color="#ffffff" draw:end-color="#000000" draw:start-intensity="100%" draw:end-intensity="100%" draw:angle="530" draw:border="0%"/>
    <draw:gradient draw:name="Gradient_20_29" draw:display-name="Gradient 29" draw:style="linear" draw:start-color="#ffffff" draw:end-color="#000000" draw:start-intensity="100%" draw:end-intensity="100%" draw:angle="540" draw:border="0%"/>
    <draw:gradient draw:name="Gradient_20_30" draw:display-name="Gradient 30" draw:style="linear" draw:start-color="#ffffff" draw:end-color="#000000" draw:start-intensity="100%" draw:end-intensity="100%" draw:angle="550" draw:border="0%"/>
    <draw:gradient draw:name="Gradient_20_31" draw:display-name="Gradient 31" draw:style="linear" draw:start-color="#ffffff" draw:end-color="#000000" draw:start-intensity="100%" draw:end-intensity="100%" draw:angle="560" draw:border="0%"/>
    <draw:gradient draw:name="Gradient_20_32" draw:display-name="Gradient 32" draw:style="linear" draw:start-color="#ffffff" draw:end-color="#000000" draw:start-intensity="100%" draw:end-intensity="100%" draw:angle="570" draw:border="0%"/>
    <draw:gradient draw:name="Gradient_20_33" draw:display-name="Gradient 33" draw:style="linear" draw:start-color="#ffffff" draw:end-color="#000000" draw:start-intensity="100%" draw:end-intensity="100%" draw:angle="580" draw:border="0%"/>
    <draw:gradient draw:name="Gradient_20_34" draw:display-name="Gradient 34" draw:style="linear" draw:start-color="#ffffff" draw:end-color="#000000" draw:start-intensity="100%" draw:end-intensity="100%" draw:angle="590" draw:border="0%"/>
    <draw:gradient draw:name="Gradient_20_35" draw:display-name="Gradient 35" draw:style="linear" draw:start-color="#ffffff" draw:end-color="#000000" draw:start-intensity="100%" draw:end-intensity="100%" draw:angle="600" draw:border="0%"/>
    <draw:gradient draw:name="Gradient_20_36" draw:display-name="Gradient 36" draw:style="linear" draw:start-color="#ffffff" draw:end-color="#000000" draw:start-intensity="100%" draw:end-intensity="100%" draw:angle="610" draw:border="0%"/>
    <draw:gradient draw:name="Gradient_20_37" draw:display-name="Gradient 37" draw:style="linear" draw:start-color="#ffffff" draw:end-color="#000000" draw:start-intensity="100%" draw:end-intensity="100%" draw:angle="620" draw:border="0%"/>
    <draw:gradient draw:name="Gradient_20_38" draw:display-name="Gradient 38" draw:style="linear" draw:start-color="#ffffff" draw:end-color="#000000" draw:start-intensity="100%" draw:end-intensity="100%" draw:angle="630" draw:border="0%"/>
    <draw:gradient draw:name="Gradient_20_39" draw:display-name="Gradient 39" draw:style="linear" draw:start-color="#ffffff" draw:end-color="#000000" draw:start-intensity="100%" draw:end-intensity="100%" draw:angle="640" draw:border="0%"/>
    <draw:gradient draw:name="Gradient_20_40" draw:display-name="Gradient 40" draw:style="linear" draw:start-color="#ffffff" draw:end-color="#000000" draw:start-intensity="100%" draw:end-intensity="100%" draw:angle="650" draw:border="0%"/>
    <draw:gradient draw:name="Gradient_20_41" draw:display-name="Gradient 41" draw:style="linear" draw:start-color="#ffffff" draw:end-color="#000000" draw:start-intensity="100%" draw:end-intensity="100%" draw:angle="660" draw:border="0%"/>
    <draw:gradient draw:name="Gradient_20_42" draw:display-name="Gradient 42" draw:style="linear" draw:start-color="#ffffff" draw:end-color="#000000" draw:start-intensity="100%" draw:end-intensity="100%" draw:angle="670" draw:border="0%"/>
    <draw:gradient draw:name="Gradient_20_43" draw:display-name="Gradient 43" draw:style="linear" draw:start-color="#ffffff" draw:end-color="#000000" draw:start-intensity="100%" draw:end-intensity="100%" draw:angle="680" draw:border="0%"/>
    <draw:gradient draw:name="Gradient_20_44" draw:display-name="Gradient 44" draw:style="linear" draw:start-color="#ffffff" draw:end-color="#000000" draw:start-intensity="100%" draw:end-intensity="100%" draw:angle="690" draw:border="0%"/>
    <draw:gradient draw:name="Gradient_20_45" draw:display-name="Gradient 45" draw:style="linear" draw:start-color="#ffffff" draw:end-color="#000000" draw:start-intensity="100%" draw:end-intensity="100%" draw:angle="700" draw:border="0%"/>
    <draw:gradient draw:name="Gradient_20_46" draw:display-name="Gradient 46" draw:style="linear" draw:start-color="#ffffff" draw:end-color="#000000" draw:start-intensity="100%" draw:end-intensity="100%" draw:angle="710" draw:border="0%"/>
    <draw:gradient draw:name="Gradient_20_47" draw:display-name="Gradient 47" draw:style="linear" draw:start-color="#ffffff" draw:end-color="#000000" draw:start-intensity="100%" draw:end-intensity="100%" draw:angle="720" draw:border="0%"/>
    <draw:gradient draw:name="Gradient_20_48" draw:display-name="Gradient 48" draw:style="linear" draw:start-color="#ffffff" draw:end-color="#000000" draw:start-intensity="100%" draw:end-intensity="100%" draw:angle="730" draw:border="0%"/>
    <draw:gradient draw:name="Gradient_20_49" draw:display-name="Gradient 49" draw:style="linear" draw:start-color="#ffffff" draw:end-color="#000000" draw:start-intensity="100%" draw:end-intensity="100%" draw:angle="740" draw:border="0%"/>
    <draw:gradient draw:name="Gradient_20_50" draw:display-name="Gradient 50" draw:style="linear" draw:start-color="#ffffff" draw:end-color="#000000" draw:start-intensity="100%" draw:end-intensity="100%" draw:angle="750" draw:border="0%"/>
    <draw:gradient draw:name="Gradient_20_51" draw:display-name="Gradient 51" draw:style="linear" draw:start-color="#ffffff" draw:end-color="#000000" draw:start-intensity="100%" draw:end-intensity="100%" draw:angle="760" draw:border="0%"/>
    <draw:gradient draw:name="Gradient_20_52" draw:display-name="Gradient 52" draw:style="linear" draw:start-color="#ffffff" draw:end-color="#000000" draw:start-intensity="100%" draw:end-intensity="100%" draw:angle="770" draw:border="0%"/>
    <draw:gradient draw:name="Gradient_20_53" draw:display-name="Gradient 53" draw:style="linear" draw:start-color="#ffffff" draw:end-color="#000000" draw:start-intensity="100%" draw:end-intensity="100%" draw:angle="780" draw:border="0%"/>
    <draw:gradient draw:name="Gradient_20_54" draw:display-name="Gradient 54" draw:style="linear" draw:start-color="#ffffff" draw:end-color="#000000" draw:start-intensity="100%" draw:end-intensity="100%" draw:angle="790" draw:border="0%"/>
    <draw:gradient draw:name="Gradient_20_55" draw:display-name="Gradient 55" draw:style="linear" draw:start-color="#ffffff" draw:end-color="#000000" draw:start-intensity="100%" draw:end-intensity="100%" draw:angle="800" draw:border="0%"/>
    <draw:gradient draw:name="Gradient_20_56" draw:display-name="Gradient 56" draw:style="linear" draw:start-color="#ffffff" draw:end-color="#000000" draw:start-intensity="100%" draw:end-intensity="100%" draw:angle="810" draw:border="0%"/>
    <draw:gradient draw:name="Gradient_20_57" draw:display-name="Gradient 57" draw:style="linear" draw:start-color="#ffffff" draw:end-color="#000000" draw:start-intensity="100%" draw:end-intensity="100%" draw:angle="820" draw:border="0%"/>
    <draw:gradient draw:name="Gradient_20_58" draw:display-name="Gradient 58" draw:style="linear" draw:start-color="#ffffff" draw:end-color="#000000" draw:start-intensity="100%" draw:end-intensity="100%" draw:angle="830" draw:border="0%"/>
    <draw:gradient draw:name="Gradient_20_59" draw:display-name="Gradient 59" draw:style="linear" draw:start-color="#ffffff" draw:end-color="#000000" draw:start-intensity="100%" draw:end-intensity="100%" draw:angle="80" draw:border="0%"/>
    <draw:gradient draw:name="Gradient_20_60" draw:display-name="Gradient 60" draw:style="linear" draw:start-color="#ffffff" draw:end-color="#000000" draw:start-intensity="100%" draw:end-intensity="100%" draw:angle="90" draw:border="0%"/>
    <draw:gradient draw:name="Gradient_20_61" draw:display-name="Gradient 61" draw:style="linear" draw:start-color="#ffffff" draw:end-color="#000000" draw:start-intensity="100%" draw:end-intensity="100%" draw:angle="900" draw:border="0%"/>
    <draw:gradient draw:name="Gradient_20_62" draw:display-name="Gradient 62" draw:style="linear" draw:start-color="#ffffff" draw:end-color="#000000" draw:start-intensity="100%" draw:end-intensity="100%" draw:angle="10" draw:border="0%"/>
    <draw:gradient draw:name="Gradient_20_63" draw:display-name="Gradient 63" draw:style="linear" draw:start-color="#ffffff" draw:end-color="#000000" draw:start-intensity="100%" draw:end-intensity="100%" draw:angle="180" draw:border="0%"/>
    <draw:gradient draw:name="Gradient_20_64" draw:display-name="Gradient 64" draw:style="linear" draw:start-color="#ffffff" draw:end-color="#000000" draw:start-intensity="100%" draw:end-intensity="100%" draw:angle="18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03:00.079927822</meta:creation-date>
    <meta:generator>LibreOffice/5.4.1.2.0$Linux_X86_64 LibreOffice_project/40m0$Build-2</meta:generator>
    <dc:date>2017-11-06T09:34:54.984221406</dc:date>
    <meta:editing-duration>PT7M4S</meta:editing-duration>
    <meta:editing-cycles>1</meta:editing-cycles>
    <meta:document-statistic meta:table-count="1" meta:image-count="1" meta:object-count="0" meta:page-count="1" meta:paragraph-count="7" meta:word-count="50" meta:character-count="401" meta:non-whitespace-character-count="358"/>
  </office:meta>
</office:document-meta>
</file>